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529" officeooo:paragraph-rsid="0013b529"/>
    </style:style>
    <style:style style:name="P2" style:family="paragraph" style:parent-style-name="Standard" style:list-style-name="L1">
      <style:text-properties officeooo:rsid="0013b529" officeooo:paragraph-rsid="0013b529"/>
    </style:style>
    <style:style style:name="P3" style:family="paragraph" style:parent-style-name="Standard" style:list-style-name="L1">
      <style:text-properties officeooo:rsid="0013b529" officeooo:paragraph-rsid="0017b7c2"/>
    </style:style>
    <style:style style:name="P4" style:family="paragraph" style:parent-style-name="Standard" style:list-style-name="L1">
      <style:text-properties officeooo:rsid="0013b529" officeooo:paragraph-rsid="0019b047"/>
    </style:style>
    <style:style style:name="P5" style:family="paragraph" style:parent-style-name="Standard" style:list-style-name="L1">
      <style:text-properties officeooo:rsid="0015f74f" officeooo:paragraph-rsid="0015f74f"/>
    </style:style>
    <style:style style:name="T1" style:family="text">
      <style:text-properties officeooo:rsid="0013e385"/>
    </style:style>
    <style:style style:name="T2" style:family="text">
      <style:text-properties officeooo:rsid="0015f74f"/>
    </style:style>
    <style:style style:name="T3" style:family="text">
      <style:text-properties officeooo:rsid="0017b7c2"/>
    </style:style>
    <style:style style:name="T4" style:family="text">
      <style:text-properties officeooo:rsid="0019b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re d'utilisation des scripts :</text:p>
      <text:list xml:id="list6507080217634496760" text:style-name="L1">
        <text:list-item>
          <text:p text:style-name="P3">Log10 (Python ou R) → <text:span text:style-name="T3">entrée : </text:span>fichier de base (Raw-FPKM), <text:span text:style-name="T3">sortie : Log10-FPKM</text:span></text:p>
        </text:list-item>
        <text:list-item>
          <text:p text:style-name="P3">Filtre &gt;2.5,&lt;0.3 (R) → <text:span text:style-name="T3">entrée : <text:s/>Log10-FPKM, sortie : log10_FPKM_filtered</text:span></text:p>
        </text:list-item>
        <text:list-item>
          <text:p text:style-name="P3">Filtre low_complexity (Python) puis R → entrée : <text:span text:style-name="T3">seq_CDS_low_complexity.fasta</text:span>, sortie : <text:span text:style-name="T3">seq_retirées.txt → entrée : <text:s/>seq_retirées.txt + log10_FPKM_filtered, sortie : Log10_FPKM_filtre_complet</text:span></text:p>
        </text:list-item>
        <text:list-item>
          <text:p text:style-name="P2"><text:span text:style-name="T2">#</text:span>Filtre doublons (R) → entrée : résultat du filtre précédent sortie : fichier final <text:span text:style-name="T2">(?????)</text:span></text:p>
          <text:p text:style-name="P5">Me souviens plus pourquoi on utilise ce script</text:p>
        </text:list-item>
        <text:list-item>
          <text:p text:style-name="P2">Hclust (R) → entrée : <text:span text:style-name="T3">Log10_FPKM_filtre_complet</text:span>, sortie : dendogramme + différents groupes</text:p>
        </text:list-item>
        <text:list-item>
          <text:p text:style-name="P4">Filtre paires_gènes (Python) → entrée : <text:span text:style-name="T3">Minc3_kaks_formated.collinearity</text:span> <text:span text:style-name="T3">+ Log10_FPKM_filtre_complet,</text:span> sortie : <text:span text:style-name="T4">Minc3_kaks_formated.collinearity_filtré + Minc3_kaks_formated.collinearity_conservés + Minc3_kaks_formated.collinearity_retirés</text:span></text:p>
        </text:list-item>
        <text:list-item>
          <text:p text:style-name="P4">script num accession (Python) →<text:span text:style-name="T1"> entrée : Log10_FPKM_filtre_complet + différents groupes, sortie : noms différents groupes</text:span></text:p>
        </text:list-item>
        <text:list-item>
          <text:p text:style-name="P2">script noms paires (Python) →<text:span text:style-name="T1"> entrée : fichier avec paires conservées + noms différents groupes, sortie : fichier d'analyse </text:span></text:p>
        </text:list-item>
        <text:list-item>
          <text:p text:style-name="P2">script patrons d'expression (R) →<text:span text:style-name="T1"> entrée: fichier d'analyse, sortie : fichier analyse modifié patrons différents</text:span></text:p>
        </text:list-item>
        <text:list-item>
          <text:p text:style-name="P2">script sélection positive (R) →<text:span text:style-name="T1"> entrée : fichier paires de gènes, sortie : fichier modifié avec gènes paires sélection positive</text:span></text:p>
        </text:list-item>
        <text:list-item>
          <text:p text:style-name="P2">script associate KaKs (Python) →<text:span text:style-name="T1"> fichier analyse modifié patrons différents + fichier modifié gènes paires sélection positi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3:46:04.908417574</meta:creation-date>
    <dc:date>2016-08-05T10:36:29.455537572</dc:date>
    <meta:editing-duration>PT26M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00" meta:character-count="1461" meta:non-whitespace-character-count="1283"/>
  </office:meta>
</office:document-meta>
</file>